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5000000300368ED5CD5A41641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757cm, 1.327cm, 0.191cm, 1.702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9.597cm" svg:height="16.499cm" svg:x="0cm" svg:y="2.301cm">
          <draw:image xlink:href="Pictures/100002010000055000000300368ED5CD5A416416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6T17:08:09.401673382</meta:creation-date>
    <dc:date>2021-06-06T17:11:13.342273683</dc:date>
    <meta:editing-duration>PT3M6S</meta:editing-duration>
    <meta:editing-cycles>1</meta:editing-cycles>
    <meta:generator>LibreOffice/6.4.6.2$Linux_X86_64 LibreOffice_project/40$Build-2</meta:generator>
    <meta:document-statistic meta:object-count="1"/>
  </office:meta>
</office:document-meta>
</file>